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6" style:family="paragraph">
      <style:paragraph-properties fo:break-before="page"/>
    </style:style>
    <style:style style:name="P2" style:parent-style-name="ListParagraph" style:list-style-name="LFO6" style:family="paragraph"/>
    <style:style style:name="P3" style:parent-style-name="ListParagraph" style:list-style-name="LFO6" style:family="paragraph"/>
    <style:style style:name="P4" style:parent-style-name="ListParagraph" style:list-style-name="LFO6" style:family="paragraph"/>
    <style:style style:name="P5" style:parent-style-name="ListParagraph" style:list-style-name="LFO6" style:family="paragraph"/>
    <style:style style:name="P6" style:parent-style-name="ListParagraph" style:list-style-name="LFO7" style:family="paragraph"/>
  </office:automatic-styles>
  <office:body>
    <office:text text:use-soft-page-breaks="true">
      <text:list text:style-name="LFO6" text:continue-numbering="true">
        <text:list-item>
          <text:p text:style-name="P1">102648117</text:p>
        </text:list-item>
        <text:list-item>
          <text:p text:style-name="P2">01638328</text:p>
        </text:list-item>
        <text:list-item>
          <text:p text:style-name="P3">102166301</text:p>
        </text:list-item>
        <text:list-item>
          <text:p text:style-name="P4">01638361</text:p>
        </text:list-item>
        <text:list-item>
          <text:p text:style-name="P5">102166253</text:p>
        </text:list-item>
      </text:list>
      <text:p text:style-name="Normal"/>
      <text:p text:style-name="Normal"/>
      <text:h text:style-name="Heading1" text:outline-level="1"><text:a office:title="Course: Problem Solving through Programming (QHO426)" xlink:href="https://learn.solent.ac.uk/course/view.php?id=61781" office:target-frame-name="_top" xlink:show="replace"><text:span text:style-name="Hyperlink">Course: Problem Solving through Programming (QHO42</text:span></text:a></text:h>
      <text:list text:style-name="LFO7" text:continue-numbering="true">
        <text:list-item>
          <text:p text:style-name="P6">10398018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richukwu Oguzie (Research Student)</meta:initial-creator>
    <dc:creator>Dirichukwu Oguzie (Research Student)</dc:creator>
    <meta:creation-date>2025-08-15T02:35:00Z</meta:creation-date>
    <dc:date>2025-08-17T19:06:00Z</dc:date>
    <meta:template xlink:href="Normal" xlink:type="simple"/>
    <meta:editing-cycles>3</meta:editing-cycles>
    <meta:editing-duration>PT185220S</meta:editing-duration>
    <meta:document-statistic meta:page-count="1" meta:paragraph-count="1" meta:word-count="35" meta:character-count="234" meta:row-count="1" meta:non-whitespace-character-count="200"/>
  </office:meta>
</office:document-meta>
</file>